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Utils.getInterceptorServiceNames( Declaration de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ptUtils.getPackageNameFromType( TypeDeclaration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